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99ff" draw:marker-start-width="0.26cm" draw:marker-end-width="0.26cm" draw:fill="solid" draw:fill-color="#ffffff" draw:opacity="100%" draw:auto-grow-height="false" fo:padding-top="0.145cm" fo:padding-bottom="0.145cm" fo:padding-left="0.27cm" fo:padding-right="0.27cm" draw:shadow-opacity="100%"/>
    </style:style>
    <style:style style:name="gr2" style:family="graphic" style:parent-style-name="objectwithoutfill">
      <style:graphic-properties svg:stroke-width="0.04cm" svg:stroke-color="#0099ff" draw:marker-start-width="0.26cm" draw:marker-end-width="0.26cm" draw:fill="none" draw:textarea-vertical-align="middle" fo:padding-top="0.02cm" fo:padding-bottom="0.02cm" fo:padding-left="0.02cm" fo:padding-right="0.02cm"/>
    </style:style>
    <style:style style:name="gr3" style:family="graphic" style:parent-style-name="standard">
      <style:graphic-properties draw:fill="solid" draw:fill-color="#33cc66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position="0% 100%" fo:font-size="18pt" style:font-size-asian="18pt" style:font-weight-asian="250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style:text-position="0% 100%" fo:font-size="18pt" style:font-size-asian="18pt" style:font-weight-asian="250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6.2cm" svg:height="8cm" svg:x="2.1cm" svg:y="6.2cm">
          <text:p text:style-name="P1"><text:span text:style-name="T1">PC(Mac, Windows, ...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2.483cm" svg:height="4.8cm" svg:x="3.117cm" svg:y="8.983cm">
          <text:p text:style-name="P3"><text:span text:style-name="T2">vagrant VM(Cent 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5.9cm" svg:height="0.9cm" svg:x="4.2cm" svg:y="10.5cm">
          <text:p text:style-name="P3"><text:span text:style-name="T2">lxc VM1(Cent 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5.9cm" svg:height="0.9cm" svg:x="4.2cm" svg:y="12.1cm">
          <text:p text:style-name="P3"><text:span text:style-name="T2">lxc VM2(Cent 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.8cm" svg:height="0.9cm" svg:x="13.3cm" svg:y="5.3cm">
          <text:p text:style-name="P3"><text:span text:style-name="T2">e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4cm" svg:height="1.301cm" draw:transform="rotate (1.56905099754261) translate (13.593cm 13.298cm)">
          <text:p text:style-name="P3"><text:span text:style-name="T2">bridg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3" draw:layer="layout" svg:x1="10.1cm" svg:y1="10.9cm" svg:x2="13.6cm" svg:y2="10.9cm">
          <text:p/>
        </draw:line>
        <draw:line draw:style-name="gr2" draw:text-style-name="P3" draw:layer="layout" svg:x1="10.08cm" svg:y1="12.58cm" svg:x2="13.58cm" svg:y2="12.58cm">
          <text:p/>
        </draw:line>
        <draw:line draw:style-name="gr2" draw:text-style-name="P3" draw:layer="layout" svg:x1="14.2cm" svg:y1="6.2cm" svg:x2="14.2cm" svg:y2="9.9cm">
          <text:p/>
        </draw:line>
        <draw:custom-shape draw:style-name="gr1" draw:text-style-name="P4" draw:layer="layout" svg:width="1.8cm" svg:height="0.844cm" svg:x="13.282cm" svg:y="8.124cm">
          <text:p text:style-name="P3"><text:span text:style-name="T2">e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ellipse draw:style-name="gr3" draw:text-style-name="P3" draw:layer="layout" svg:width="1.4cm" svg:height="1.3cm" svg:x="13.5cm" svg:y="6.5cm">
          <text:p text:style-name="P3">NAT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6T12:45:15</meta:creation-date>
    <dc:date>2013-07-21T09:34:26</dc:date>
    <meta:editing-duration>P9DT10H27M17S</meta:editing-duration>
    <meta:editing-cycles>14</meta:editing-cycles>
    <meta:generator>OpenOffice.org/3.4$Unix OpenOffice.org_project/340m1$Build-9590</meta:generator>
    <meta:document-statistic meta:object-count="11"/>
  </office:meta>
</office:document-meta>
</file>